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11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1. Computer networks.</text:span></text:p>
      <text:list xml:id="list2409500442" text:style-name="WWNum1">
        <text:list-item>
          <text:p text:style-name="P15"><text:bookmark text:name="_dbh0n1vac4c8"/>Vocabulary</text:p>
        </text:list-item>
      </text:list>
      <text:list xml:id="list3589611873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Transducer: </text:span>transductor.</text:p>
            </text:list-item>
            <text:list-item>
              <text:p text:style-name="P8"><text:span text:style-name="T8">Widely: </text:span><text:s/>ampliamente.</text:p>
            </text:list-item>
            <text:list-item>
              <text:p text:style-name="P8"><text:span text:style-name="T8">Breadth: </text:span>amplitud. <text:s/></text:p>
            </text:list-item>
            <text:list-item>
              <text:p text:style-name="P8"><text:span text:style-name="T8">Broadcast: </text:span>multidifusión.</text:p>
            </text:list-item>
            <text:list-item>
              <text:p text:style-name="P8"><text:span text:style-name="T8">Mesh: </text:span>malla.</text:p>
            </text:list-item>
            <text:list-item>
              <text:p text:style-name="P8"><text:span text:style-name="T8">Layer: </text:span>capa.</text:p>
            </text:list-item>
            <text:list-item>
              <text:p text:style-name="P8"><text:span text:style-name="T8">Stack: </text:span>pila</text:p>
            </text:list-item>
            <text:list-item>
              <text:p text:style-name="P8"><text:span text:style-name="T8">Gateway: </text:span>puerta de acceso.</text:p>
            </text:list-item>
            <text:list-item>
              <text:p text:style-name="P8"><text:span text:style-name="T8"><text:s/>Scarcity : escasez.</text:span></text:p>
            </text:list-item>
            <text:list-item>
              <text:p text:style-name="P8"><text:span text:style-name="T8">Twisted pair: </text:span>par trenzado. 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avoid: </text:span>evitar.</text:p>
            </text:list-item>
            <text:list-item>
              <text:p text:style-name="P9"><text:span text:style-name="T8">to make up: </text:span>compon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1. Computer networks</text:span></text:p>
      </style:header>
      <style:footer>
        <text:p text:style-name="MP4"><text:span text:style-name="MT1">CFGS DAM/DAW<text:tab/><text:tab/>Unit 1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82" meta:character-count="503" meta:non-whitespace-character-count="450"/>
    <meta:generator>LibreOfficeDev/6.0.5.2$Linux_X86_64 LibreOffice_project/</meta:generator>
  </office:meta>
</office:document-meta>
</file>